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.5pt" style:font-size-asian="10.5pt" style:font-size-complex="10.5pt"/>
    </style:style>
    <style:style style:name="P2" style:family="paragraph" style:parent-style-name="Standard">
      <style:text-properties style:font-name="Calibri" fo:font-size="10.5pt" fo:font-weight="normal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Calibri" fo:font-size="10.5pt" fo:letter-spacing="normal" fo:font-style="normal" fo:font-weight="normal" style:font-size-asian="10.5pt" style:font-size-complex="10.5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Calibri" fo:font-size="10.5pt" fo:letter-spacing="normal" fo:font-style="normal" style:text-underline-style="solid" style:text-underline-width="auto" style:text-underline-color="font-color" fo:font-weight="normal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style:font-name="Calibri" fo:font-size="10.5pt" style:font-size-asian="10.5pt" style:font-size-complex="10.5pt"/>
    </style:style>
    <style:style style:name="P6" style:family="paragraph" style:parent-style-name="Standard" style:list-style-name="L1">
      <style:text-properties style:font-name="Calibri" fo:font-size="10.5pt" style:font-size-asian="10.5pt" style:font-size-complex="10.5pt"/>
    </style:style>
    <style:style style:name="P7" style:family="paragraph" style:parent-style-name="Standard" style:list-style-name="L2">
      <style:text-properties style:font-name="Calibri" fo:font-size="10.5pt" style:font-size-asian="10.5pt" style:font-size-complex="10.5pt"/>
    </style:style>
    <style:style style:name="P8" style:family="paragraph" style:parent-style-name="Standard" style:list-style-name="L3">
      <style:text-properties style:font-name="Calibri" fo:font-size="10.5pt" style:font-size-asian="10.5pt" style:font-size-complex="10.5pt"/>
    </style:style>
    <style:style style:name="P9" style:family="paragraph" style:parent-style-name="Standard" style:list-style-name="L4">
      <style:text-properties style:font-name="Calibri" fo:font-size="10.5pt" style:font-size-asian="10.5pt" style:font-size-complex="10.5pt"/>
    </style:style>
    <style:style style:name="P10" style:family="paragraph" style:parent-style-name="Standard" style:list-style-name="L5">
      <style:text-properties style:font-name="Calibri" fo:font-size="10.5pt" style:font-size-asian="10.5pt" style:font-size-complex="10.5pt"/>
    </style:style>
    <style:style style:name="P11" style:family="paragraph" style:parent-style-name="Standard" style:list-style-name="L6">
      <style:text-properties style:font-name="Calibri" fo:font-size="10.5pt" style:font-size-asian="10.5pt" style:font-size-complex="10.5pt"/>
    </style:style>
    <style:style style:name="P12" style:family="paragraph" style:parent-style-name="Standard" style:list-style-name="L7">
      <style:text-properties style:font-name="Calibri" fo:font-size="10.5pt" style:font-size-asian="10.5pt" style:font-size-complex="10.5pt"/>
    </style:style>
    <style:style style:name="P13" style:family="paragraph" style:parent-style-name="Standard" style:list-style-name="L8">
      <style:text-properties style:font-name="Calibri" fo:font-size="10.5pt" style:font-size-asian="10.5pt" style:font-size-complex="10.5pt"/>
    </style:style>
    <style:style style:name="P14" style:family="paragraph" style:parent-style-name="Standard" style:list-style-name="L10">
      <style:text-properties style:font-name="Calibri" fo:font-size="10.5pt" style:font-size-asian="10.5pt" style:font-size-complex="10.5pt"/>
    </style:style>
    <style:style style:name="P15" style:family="paragraph" style:parent-style-name="Standard" style:list-style-name="L11">
      <style:text-properties style:font-name="Calibri" fo:font-size="10.5pt" style:font-size-asian="10.5pt" style:font-size-complex="10.5pt"/>
    </style:style>
    <style:style style:name="P16" style:family="paragraph" style:parent-style-name="Standard" style:list-style-name="L12">
      <style:text-properties style:font-name="Calibri" fo:font-size="10.5pt" style:font-size-asian="10.5pt" style:font-size-complex="10.5pt"/>
    </style:style>
    <style:style style:name="P17" style:family="paragraph" style:parent-style-name="Standard" style:list-style-name="L26">
      <style:text-properties style:font-name="Calibri" fo:font-size="10.5pt" style:font-size-asian="10.5pt" style:font-size-complex="10.5pt"/>
    </style:style>
    <style:style style:name="P18" style:family="paragraph" style:parent-style-name="Standard" style:list-style-name="L3">
      <style:text-properties style:font-name="Calibri" fo:font-size="10.5pt" fo:background-color="#ffff00" style:font-size-asian="10.5pt" style:font-size-complex="10.5pt"/>
    </style:style>
    <style:style style:name="P19" style:family="paragraph" style:parent-style-name="Standard" style:list-style-name="L9">
      <style:text-properties style:font-name="Calibri" fo:font-size="10.5pt" fo:background-color="#ffff00" style:font-size-asian="10.5pt" style:font-size-complex="10.5pt"/>
    </style:style>
    <style:style style:name="P20" style:family="paragraph" style:parent-style-name="Standard">
      <style:text-properties style:font-name="Calibri" fo:font-size="10.5pt" fo:font-weight="bold" style:font-size-asian="10.5pt" style:font-weight-asian="bold" style:font-size-complex="10.5pt" style:font-weight-complex="bold"/>
    </style:style>
    <style:style style:name="P21" style:family="paragraph" style:parent-style-name="Standard" style:list-style-name="L11">
      <style:text-properties style:font-name="Calibri" fo:font-size="10.5pt" fo:font-weight="bold" style:font-size-asian="10.5pt" style:font-weight-asian="bold" style:font-size-complex="10.5pt" style:font-weight-complex="bold"/>
    </style:style>
    <style:style style:name="P22" style:family="paragraph" style:parent-style-name="Standard" style:list-style-name="L24">
      <style:text-properties style:font-name="Calibri" fo:font-size="10.5pt" fo:font-weight="bold" style:font-size-asian="10.5pt" style:font-weight-asian="bold" style:font-size-complex="10.5pt" style:font-weight-complex="bold"/>
    </style:style>
    <style:style style:name="P23" style:family="paragraph" style:parent-style-name="Standard" style:list-style-name="L12">
      <style:text-properties style:font-name="Calibri" fo:font-size="10.5pt" fo:font-style="italic" style:font-size-asian="10.5pt" style:font-style-asian="italic" style:font-size-complex="10.5pt" style:font-style-complex="italic"/>
    </style:style>
    <style:style style:name="P24" style:family="paragraph" style:parent-style-name="Standard" style:list-style-name="L12">
      <style:text-properties style:font-name="Calibri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25" style:family="paragraph" style:parent-style-name="Standard" style:list-style-name="L13">
      <style:text-properties style:font-name="Calibri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26" style:family="paragraph" style:parent-style-name="Standard" style:list-style-name="L17">
      <style:text-properties style:font-name="Calibri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27" style:family="paragraph" style:parent-style-name="Standard" style:list-style-name="L18">
      <style:text-properties style:font-name="Calibri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28" style:family="paragraph" style:parent-style-name="Standard" style:list-style-name="L22">
      <style:text-properties style:font-name="Calibri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29" style:family="paragraph" style:parent-style-name="Standard" style:list-style-name="L23">
      <style:text-properties style:font-name="Calibri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30" style:family="paragraph" style:parent-style-name="Standard" style:list-style-name="L18">
      <style:text-properties style:font-name="Calibri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P31" style:family="paragraph" style:parent-style-name="Standard" style:list-style-name="L11">
      <style:text-properties style:font-name="Calibri" fo:font-size="10.5pt" fo:font-weight="normal" style:font-size-asian="10.5pt" style:font-weight-asian="normal" style:font-size-complex="10.5pt" style:font-weight-complex="normal"/>
    </style:style>
    <style:style style:name="P32" style:family="paragraph" style:parent-style-name="Standard" style:list-style-name="L13">
      <style:text-properties style:font-name="Calibri" fo:font-size="10.5pt" fo:font-weight="normal" style:font-size-asian="10.5pt" style:font-weight-asian="normal" style:font-size-complex="10.5pt" style:font-weight-complex="normal"/>
    </style:style>
    <style:style style:name="P33" style:family="paragraph" style:parent-style-name="Standard" style:list-style-name="L14">
      <style:text-properties style:font-name="Calibri" fo:font-size="10.5pt" fo:font-weight="normal" style:font-size-asian="10.5pt" style:font-weight-asian="normal" style:font-size-complex="10.5pt" style:font-weight-complex="normal"/>
    </style:style>
    <style:style style:name="P34" style:family="paragraph" style:parent-style-name="Standard" style:list-style-name="L15">
      <style:text-properties style:font-name="Calibri" fo:font-size="10.5pt" fo:font-weight="normal" style:font-size-asian="10.5pt" style:font-weight-asian="normal" style:font-size-complex="10.5pt" style:font-weight-complex="normal"/>
    </style:style>
    <style:style style:name="P35" style:family="paragraph" style:parent-style-name="Standard" style:list-style-name="L16">
      <style:text-properties style:font-name="Calibri" fo:font-size="10.5pt" fo:font-weight="normal" style:font-size-asian="10.5pt" style:font-weight-asian="normal" style:font-size-complex="10.5pt" style:font-weight-complex="normal"/>
    </style:style>
    <style:style style:name="P36" style:family="paragraph" style:parent-style-name="Standard" style:list-style-name="L17">
      <style:text-properties style:font-name="Calibri"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 style:list-style-name="L18">
      <style:text-properties style:font-name="Calibri" fo:font-size="10.5pt" fo:font-weight="normal" style:font-size-asian="10.5pt" style:font-weight-asian="normal" style:font-size-complex="10.5pt" style:font-weight-complex="normal"/>
    </style:style>
    <style:style style:name="P38" style:family="paragraph" style:parent-style-name="Standard" style:list-style-name="L19">
      <style:text-properties style:font-name="Calibri" fo:font-size="10.5pt" fo:font-weight="normal" style:font-size-asian="10.5pt" style:font-weight-asian="normal" style:font-size-complex="10.5pt" style:font-weight-complex="normal"/>
    </style:style>
    <style:style style:name="P39" style:family="paragraph" style:parent-style-name="Standard" style:list-style-name="L20">
      <style:text-properties style:font-name="Calibri" fo:font-size="10.5pt" fo:font-weight="normal" style:font-size-asian="10.5pt" style:font-weight-asian="normal" style:font-size-complex="10.5pt" style:font-weight-complex="normal"/>
    </style:style>
    <style:style style:name="P40" style:family="paragraph" style:parent-style-name="Standard" style:list-style-name="L21">
      <style:text-properties style:font-name="Calibri" fo:font-size="10.5pt" fo:font-weight="normal" style:font-size-asian="10.5pt" style:font-weight-asian="normal" style:font-size-complex="10.5pt" style:font-weight-complex="normal"/>
    </style:style>
    <style:style style:name="P41" style:family="paragraph" style:parent-style-name="Standard" style:list-style-name="L22">
      <style:text-properties style:font-name="Calibri" fo:font-size="10.5pt" fo:font-weight="normal" style:font-size-asian="10.5pt" style:font-weight-asian="normal" style:font-size-complex="10.5pt" style:font-weight-complex="normal"/>
    </style:style>
    <style:style style:name="P42" style:family="paragraph" style:parent-style-name="Standard" style:list-style-name="L23">
      <style:text-properties style:font-name="Calibri" fo:font-size="10.5pt" fo:font-weight="normal" style:font-size-asian="10.5pt" style:font-weight-asian="normal" style:font-size-complex="10.5pt" style:font-weight-complex="normal"/>
    </style:style>
    <style:style style:name="P43" style:family="paragraph" style:parent-style-name="Standard" style:list-style-name="L24">
      <style:text-properties style:font-name="Calibri" fo:font-size="10.5pt" fo:font-weight="normal" style:font-size-asian="10.5pt" style:font-weight-asian="normal" style:font-size-complex="10.5pt" style:font-weight-complex="normal"/>
    </style:style>
    <style:style style:name="P44" style:family="paragraph" style:parent-style-name="Standard" style:list-style-name="L25">
      <style:text-properties style:font-name="Calibri" fo:font-size="10.5pt" fo:font-weight="normal" style:font-size-asian="10.5pt" style:font-weight-asian="normal" style:font-size-complex="10.5pt" style:font-weight-complex="normal"/>
    </style:style>
    <style:style style:name="P45" style:family="paragraph" style:parent-style-name="Standard" style:list-style-name="L18">
      <style:text-properties style:font-name="Calibri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46" style:family="paragraph" style:parent-style-name="Standard" style:list-style-name="L16"/>
    <style:style style:name="P4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Calibri" fo:font-size="10.5pt" fo:letter-spacing="normal" fo:font-style="normal" fo:font-weight="normal" style:font-size-asian="10.5pt" style:font-size-complex="10.5pt"/>
    </style:style>
    <style:style style:name="T1" style:family="text">
      <style:text-properties style:text-line-through-style="soli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italic" style:font-style-asian="italic" style:font-style-complex="italic"/>
    </style:style>
    <style:style style:name="T6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UCC Committee meeting 24.04.2012</text:p>
      <text:p text:style-name="P3"><text:line-break/>Present: Aiora Zabala, Stuart Bennett, Jess Stirrups, Alex Crow, David Molnar, Wookey, Adrian Horrell, Tony Rooke, Bela Dimova</text:p>
      <text:p text:style-name="P3"/>
      <text:p text:style-name="P1">SUMMARY </text:p>
      <text:p text:style-name="P1"/>
      <text:p text:style-name="P1">*AGENDA*</text:p>
      <text:list xml:id="list973180401" text:style-name="L1">
        <text:list-item>
          <text:p text:style-name="P6">Squash</text:p>
        </text:list-item>
      </text:list>
      <text:list xml:id="list641630053" text:style-name="L2">
        <text:list-item>
          <text:list>
            <text:list-item>
              <text:p text:style-name="P7">Alex and Adrian to set up</text:p>
            </text:list-item>
            <text:list-item>
              <text:p text:style-name="P7">Nial to do presentation</text:p>
            </text:list-item>
            <text:list-item>
              <text:p text:style-name="P7">Stuart to do shopping</text:p>
            </text:list-item>
            <text:list-item>
              <text:p text:style-name="P7">Bela to send Stuart shopping list</text:p>
            </text:list-item>
            <text:list-item>
              <text:p text:style-name="P7">Aiora to make arrows</text:p>
            </text:list-item>
          </text:list>
        </text:list-item>
      </text:list>
      <text:list xml:id="list2037961489" text:continue-list="list973180401" text:style-name="L1">
        <text:list-item>
          <text:p text:style-name="P6">Freshers' fair</text:p>
        </text:list-item>
      </text:list>
      <text:list xml:id="list1246181059" text:style-name="L3">
        <text:list-item>
          <text:list>
            <text:list-item>
              <text:p text:style-name="P8">Bela to set up</text:p>
            </text:list-item>
            <text:list-item>
              <text:p text:style-name="P18">Still need some people to sign up to rota!</text:p>
            </text:list-item>
          </text:list>
        </text:list-item>
      </text:list>
      <text:list xml:id="list1981202636" text:continue-list="list2037961489" text:style-name="L1">
        <text:list-item>
          <text:p text:style-name="P6">Meet leaders</text:p>
        </text:list-item>
      </text:list>
      <text:list xml:id="list441224141" text:style-name="L4">
        <text:list-item>
          <text:list>
            <text:list-item>
              <text:p text:style-name="P9"><text:span text:style-name="T6">Still need leaders for freshers meets and Bonfire weekend!</text:span> Otherwise, sorted (see below).</text:p>
            </text:list-item>
          </text:list>
        </text:list-item>
      </text:list>
      <text:list xml:id="list1956374307" text:continue-list="list1981202636" text:style-name="L1">
        <text:list-item>
          <text:p text:style-name="P6">Christmas meet </text:p>
        </text:list-item>
      </text:list>
      <text:list xml:id="list936327877" text:style-name="L5">
        <text:list-item>
          <text:list>
            <text:list-item>
              <text:p text:style-name="P10">Advertise now and include in squash!</text:p>
            </text:list-item>
          </text:list>
        </text:list-item>
      </text:list>
      <text:list xml:id="list2033642541" text:continue-list="list1956374307" text:style-name="L1">
        <text:list-item>
          <text:p text:style-name="P6">Gear</text:p>
        </text:list-item>
      </text:list>
      <text:list xml:id="list705811405" text:style-name="L6">
        <text:list-item>
          <text:list>
            <text:list-item>
              <text:p text:style-name="P11">Alex to try locating UBSS rope</text:p>
            </text:list-item>
            <text:list-item>
              <text:p text:style-name="P11">Shopping list – sorted by Stuart</text:p>
            </text:list-item>
            <text:list-item>
              <text:p text:style-name="P11">Xian Jie to oil maillons and discard pre-2007 rope and slings (after Wookey picks some out)</text:p>
            </text:list-item>
          </text:list>
        </text:list-item>
      </text:list>
      <text:list xml:id="list679224866" text:style-name="L7">
        <text:list-item>
          <text:list>
            <text:list-item>
              <text:p text:style-name="P12">Backups – need to cable-tie and number new ones to stop them from disappearing; backups and helmets to be returned immediately after every meet.</text:p>
            </text:list-item>
            <text:list-item>
              <text:p text:style-name="P12">Undersuits - Bela and Aiora to fix</text:p>
            </text:list-item>
            <text:list-item>
              <text:p text:style-name="P12">Oversuits – Stuart to look into fixing options</text:p>
            </text:list-item>
          </text:list>
        </text:list-item>
      </text:list>
      <text:list xml:id="list1453145249" text:continue-list="list2033642541" text:style-name="L1">
        <text:list-item>
          <text:p text:style-name="P6">Journal</text:p>
        </text:list-item>
      </text:list>
      <text:list xml:id="list640770588" text:style-name="L8">
        <text:list-item>
          <text:list>
            <text:list-item>
              <text:p text:style-name="P13">Doing well. Alex to pester people who owe money.</text:p>
            </text:list-item>
          </text:list>
        </text:list-item>
      </text:list>
      <text:list xml:id="list1101563918" text:continue-list="list1453145249" text:style-name="L1">
        <text:list-item>
          <text:p text:style-name="P6">Annual Dinner</text:p>
        </text:list-item>
      </text:list>
      <text:list xml:id="list1301125079" text:style-name="L9">
        <text:list-item>
          <text:list>
            <text:list-item>
              <text:p text:style-name="P19">Still need to find an organiser!</text:p>
            </text:list-item>
          </text:list>
        </text:list-item>
      </text:list>
      <text:list xml:id="list141918419" text:continue-list="list1101563918" text:style-name="L1">
        <text:list-item>
          <text:p text:style-name="P6">Other concerns &amp; suggestions</text:p>
        </text:list-item>
      </text:list>
      <text:list xml:id="list593406573" text:style-name="L10">
        <text:list-item>
          <text:list>
            <text:list-item>
              <text:p text:style-name="P14">Lunches to happen in Pembroke, 12.30 Thursday</text:p>
            </text:list-item>
            <text:list-item>
              <text:p text:style-name="P14">Ask fresher to organise home-based lunches later?</text:p>
            </text:list-item>
            <text:list-item>
              <text:p text:style-name="P14">Nial and Yves to do lecture on Sicily caves</text:p>
            </text:list-item>
            <text:list-item>
              <text:p text:style-name="P14">Bela to organise curry between freshers meets</text:p>
            </text:list-item>
          </text:list>
        </text:list-item>
      </text:list>
      <text:p text:style-name="P1"/>
      <text:p text:style-name="P1"/>
      <text:p text:style-name="P3">FULL NOTES</text:p>
      <text:p text:style-name="P3">AGENDA</text:p>
      <text:p text:style-name="P5"/>
      <text:p text:style-name="P5"><text:tab/>Aiora is happy to see a lot of people have turned up.</text:p>
      <text:p text:style-name="P5"><text:tab/>Alex is happy to see he has quite a lot of food.</text:p>
      <text:list xml:id="list621389744" text:style-name="L11">
        <text:list-header>
          <text:p text:style-name="P15"/>
        </text:list-header>
        <text:list-item>
          <text:p text:style-name="P21">Squash Pembroke New Cellars from 6 - 10pm on Tuesday 9th October 2012</text:p>
        </text:list-item>
      </text:list>
      <text:list xml:id="list573242022" text:style-name="L12">
        <text:list-item>
          <text:list>
            <text:list-item>
              <text:p text:style-name="P23">Nial to do presentation on club</text:p>
            </text:list-item>
            <text:list-item>
              <text:p text:style-name="P16">Expo presentation volunteer? Serena? Wookey if she doesn't want to. </text:p>
            </text:list-item>
            <text:list-item>
              <text:p text:style-name="P16">Start 7.30pm, put things together at 6pm</text:p>
            </text:list-item>
            <text:list-item>
              <text:p text:style-name="P16"/>
            </text:list-item>
            <text:list-item>
              <text:p text:style-name="P24">Aiora to make arrow signs</text:p>
            </text:list-item>
            <text:list-item>
              <text:p text:style-name="P24">Adrian, Alex setting things up from 6.00pm. Alex from 6.30pm</text:p>
            </text:list-item>
            <text:list-item>
              <text:p text:style-name="P24">Stuart to buy beer (and other things)</text:p>
            </text:list-item>
            <text:list-item>
              <text:p text:style-name="P24">Bela to send Stuart shopping list</text:p>
            </text:list-item>
          </text:list>
        </text:list-item>
      </text:list>
      <text:list xml:id="list1019026290" text:continue-list="list621389744" text:style-name="L11">
        <text:list-item>
          <text:list>
            <text:list-item>
              <text:list>
                <text:list-item>
                  <text:list>
                    <text:list-header>
                      <text:p text:style-name="P31"><text:soft-page-break/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21">Freshers Fair</text:p>
        </text:list-item>
      </text:list>
      <text:list xml:id="list112454579" text:style-name="L13">
        <text:list-item>
          <text:list>
            <text:list-item>
              <text:p text:style-name="P25"><text:span text:style-name="T2">Rota is set up, </text:span><text:a xlink:type="simple" xlink:href="http://www.doodle.com/8c2gtztk969yeqtr"><text:span text:style-name="T2">http://www.doodle.com/8c2gtztk969yeqtr</text:span></text:a><text:span text:style-name="T2"> more people are needed.</text:span></text:p>
            </text:list-item>
            <text:list-item>
              <text:p text:style-name="P25">Jess S, Djuke to help with packing up</text:p>
            </text:list-item>
            <text:list-item>
              <text:p text:style-name="P25">People to pester to do shifts: Jess C, Serena, Yves, Matt?, Cormac?</text:p>
              <text:p text:style-name="P25"/>
            </text:list-item>
            <text:list-item>
              <text:p text:style-name="P25">Bela to check if everything is in Tstore before F Fair</text:p>
              <text:list>
                <text:list-item>
                  <text:p text:style-name="P32">JOURNALS and Austrian book from Alex / Stuart / library</text:p>
                </text:list-item>
                <text:list-item>
                  <text:p text:style-name="P32">Stands and posters in Tstore loft</text:p>
                  <text:p text:style-name="P32"/>
                </text:list-item>
              </text:list>
            </text:list-item>
            <text:list-item>
              <text:p text:style-name="P25">Bela to email Edvin for up to date photos to play slideshow at stand</text:p>
            </text:list-item>
            <text:list-item>
              <text:p text:style-name="P32">Use laptop to connect to videos, <text:span text:style-name="T1">steal</text:span> show photos from Mark's website</text:p>
              <text:p text:style-name="P32"/>
            </text:list-item>
            <text:list-item>
              <text:p text:style-name="P32">Aiora to make flyer with calendar including:</text:p>
              <text:list>
                <text:list-item>
                  <text:p text:style-name="P32">Obvious link to website / facebook group</text:p>
                </text:list-item>
                <text:list-item>
                  <text:p text:style-name="P32">Freshers meets! <text:s/>- 13/14 October Mendips, 20/21 October Peaks</text:p>
                </text:list-item>
                <text:list-item>
                  <text:p text:style-name="P32">Normal meets – <text:a xlink:type="simple" xlink:href="http://www.srcf.ucam.org/caving/wiki/Calendar">http://www.srcf.ucam.org/caving/wiki/Calendar</text:a> </text:p>
                </text:list-item>
                <text:list-item>
                  <text:p text:style-name="P32">Pub meets – Every Tuesday 9pm at the Mill, room in the back</text:p>
                </text:list-item>
                <text:list-item>
                  <text:p text:style-name="P32">Lunches – Thursdays in Pembroke 12.30pm</text:p>
                </text:list-item>
                <text:list-item>
                  <text:p text:style-name="P32">Curry – 18<text:span text:style-name="T4">th</text:span> October?</text:p>
                </text:list-item>
                <text:list-item>
                  <text:p text:style-name="P32">Training </text:p>
                </text:list-item>
                <text:list-item>
                  <text:p text:style-name="P32">Nial's lecture - in November - </text:p>
                </text:list-item>
                <text:list-item>
                  <text:p text:style-name="P32">Map?</text:p>
                </text:list-item>
                <text:list-item>
                  <text:p text:style-name="P32">Other attractive picture of caving?</text:p>
                </text:list-item>
              </text:list>
              <text:p text:style-name="P32"/>
            </text:list-item>
            <text:list-item>
              <text:p text:style-name="P25">Adrian to make new squeeze machine</text:p>
            </text:list-item>
          </text:list>
        </text:list-item>
      </text:list>
      <text:list xml:id="list728856916" text:continue-list="list1019026290" text:style-name="L11">
        <text:list-header>
          <text:p text:style-name="P31"/>
        </text:list-header>
        <text:list-item>
          <text:p text:style-name="P21">Meets</text:p>
        </text:list-item>
      </text:list>
      <text:list xml:id="list1485416672" text:style-name="L14">
        <text:list-item>
          <text:list>
            <text:list-item>
              <text:p text:style-name="P33">All huts booked. Meet leaders need to be appointed.</text:p>
              <text:list>
                <text:list-item>
                  <text:p text:style-name="P33">14 October Mendips – NEED LEADER</text:p>
                </text:list-item>
                <text:list-item>
                  <text:p text:style-name="P33">21 October Peaks – NEED LEADER</text:p>
                </text:list-item>
                <text:list-item>
                  <text:p text:style-name="P33">27-28 October S Wales – Adrian</text:p>
                </text:list-item>
                <text:list-item>
                  <text:p text:style-name="P33">3-4 November Bonfire Weekend – NEED LEADER</text:p>
                </text:list-item>
                <text:list-item>
                  <text:p text:style-name="P33">10-11 November CHECC - Alex</text:p>
                </text:list-item>
                <text:list-item>
                  <text:p text:style-name="P33">24-25 November Yorkshire – Bela</text:p>
                </text:list-item>
              </text:list>
            </text:list-item>
          </text:list>
        </text:list-item>
      </text:list>
      <text:p text:style-name="Standard"/>
      <text:list xml:id="list1951484016" text:continue-numbering="true" text:style-name="L14">
        <text:list-item>
          <text:list>
            <text:list-item>
              <text:list>
                <text:list-item>
                  <text:p text:style-name="P33">Aiora can do one, doesn't know when</text:p>
                </text:list-item>
              </text:list>
            </text:list-item>
          </text:list>
        </text:list-item>
      </text:list>
      <text:list xml:id="list1847693678" text:continue-list="list728856916" text:style-name="L11">
        <text:list-item>
          <text:list>
            <text:list-header>
              <text:p text:style-name="P31"/>
            </text:list-header>
          </text:list>
        </text:list-item>
        <text:list-item>
          <text:p text:style-name="P21">Christmas / New Year meet</text:p>
        </text:list-item>
      </text:list>
      <text:list xml:id="list1227387074" text:style-name="L15">
        <text:list-item>
          <text:list>
            <text:list-item>
              <text:p text:style-name="P34">Advertise now! - include in squash! </text:p>
            </text:list-item>
            <text:list-item>
              <text:p text:style-name="P34">Send out concrete details before November so freshers can organise gear</text:p>
            </text:list-item>
          </text:list>
        </text:list-item>
      </text:list>
      <text:list xml:id="list1013227416" text:continue-list="list1847693678" text:style-name="L11">
        <text:list-item>
          <text:list>
            <text:list-header>
              <text:p text:style-name="P31"/>
            </text:list-header>
          </text:list>
        </text:list-item>
        <text:list-item>
          <text:p text:style-name="P21">Gear</text:p>
        </text:list-item>
      </text:list>
      <text:list xml:id="list2166222892" text:style-name="L16">
        <text:list-item>
          <text:list>
            <text:list-item>
              <text:p text:style-name="P46">Xian Jie to discard slings and ropes older than 2007 – Wookey to pick up some</text:p>
            </text:list-item>
            <text:list-item>
              <text:p text:style-name="P35">Do we want an extra spreader? No. Only if in future we organise more than one ladder trip per weekend.</text:p>
            </text:list-item>
          </text:list>
        </text:list-item>
      </text:list>
      <text:list xml:id="list1352171974" text:continue-list="list1013227416" text:style-name="L11">
        <text:list-item>
          <text:list>
            <text:list-header>
              <text:p text:style-name="P31"/>
            </text:list-header>
          </text:list>
        </text:list-item>
      </text:list>
      <text:list xml:id="list298725148" text:style-name="L17">
        <text:list-item>
          <text:list>
            <text:list-item>
              <text:p text:style-name="P36">Where is the UBSS rope (180m 10mm)? Everyone says “it wasn't me”.</text:p>
              <text:list>
                <text:list-item>
                  <text:p text:style-name="P36">May have got left at Yorkshire trip? But unlikely. 10mm was not taken to Yorkshire. So no.</text:p>
                </text:list-item>
                <text:list-item>
                  <text:p text:style-name="P26">Alex to contact UBSS and check if they have it.</text:p>
                </text:list-item>
              </text:list>
            </text:list-item>
          </text:list>
        </text:list-item>
      </text:list>
      <text:list xml:id="list1969640791" text:continue-list="list1352171974" text:style-name="L11">
        <text:list-item>
          <text:list>
            <text:list-item>
              <text:list>
                <text:list-header>
                  <text:p text:style-name="P31"/>
                </text:list-header>
              </text:list>
            </text:list-item>
          </text:list>
        </text:list-item>
      </text:list>
      <text:list xml:id="list1327454274" text:style-name="L18">
        <text:list-item>
          <text:list>
            <text:list-item>
              <text:p text:style-name="P37">Helmets</text:p>
              <text:list>
                <text:list-item>
                  <text:p text:style-name="P45">We have gear for 10 (harnesses for 10), so we need 2 more helmets.</text:p>
                </text:list-item>
                <text:list-item>
                  <text:p text:style-name="P37">Tony: It's sensible to cycle helmets; buy a few every year;</text:p>
                </text:list-item>
                <text:list-item>
                  <text:p text:style-name="P30"><text:soft-page-break/>Stuart has secured 3 from Mr Ramsay, Adrian to fix light brackets.</text:p>
                </text:list-item>
                <text:list-item>
                  <text:p text:style-name="P27">Only 9 lights; Adrian to make one more and fix one of the knackered lights to be fixed.</text:p>
                </text:list-item>
              </text:list>
            </text:list-item>
          </text:list>
        </text:list-item>
      </text:list>
      <text:list xml:id="list2074086770" text:continue-list="list1969640791" text:style-name="L11">
        <text:list-item>
          <text:list>
            <text:list-item>
              <text:list>
                <text:list-header>
                  <text:p text:style-name="P31"/>
                </text:list-header>
              </text:list>
            </text:list-item>
          </text:list>
        </text:list-item>
      </text:list>
      <text:list xml:id="list2145984636" text:style-name="L19">
        <text:list-item>
          <text:list>
            <text:list-item>
              <text:p text:style-name="P38">Backups! We're very short. Stuart has ordered 6.</text:p>
              <text:list>
                <text:list-item>
                  <text:p text:style-name="P38">Tony: how do we stop them disappearing?</text:p>
                </text:list-item>
                <text:list-item>
                  <text:p text:style-name="P38">Stuart/Tony: New backups to be cable-tied to helmets.</text:p>
                </text:list-item>
                <text:list-item>
                  <text:p text:style-name="P38">Tony: Number lights and backup lights.</text:p>
                </text:list-item>
                <text:list-item>
                  <text:p text:style-name="P38">Lights and helmets to be returned immediately after every meet.</text:p>
                </text:list-item>
              </text:list>
            </text:list-item>
          </text:list>
        </text:list-item>
      </text:list>
      <text:list xml:id="list1677324778" text:continue-list="list2074086770" text:style-name="L11">
        <text:list-item>
          <text:list>
            <text:list-item>
              <text:list>
                <text:list-item>
                  <text:list>
                    <text:list-header>
                      <text:p text:style-name="P31"/>
                    </text:list-header>
                  </text:list>
                </text:list-item>
              </text:list>
            </text:list-item>
          </text:list>
        </text:list-item>
      </text:list>
      <text:list xml:id="list329828729" text:style-name="L20">
        <text:list-item>
          <text:list>
            <text:list-item>
              <text:p text:style-name="P39">Some helmets are missing strings</text:p>
              <text:list>
                <text:list-item>
                  <text:p text:style-name="P39">Xian Jie to add them.</text:p>
                </text:list-item>
                <text:list-item>
                  <text:p text:style-name="P39">(Tony: we have deprived two novices of shoe laces. This shouldn't happen again.)</text:p>
                </text:list-item>
              </text:list>
            </text:list-item>
          </text:list>
        </text:list-item>
      </text:list>
      <text:list xml:id="list1654592407" text:continue-list="list1677324778" text:style-name="L11">
        <text:list-item>
          <text:list>
            <text:list-item>
              <text:list>
                <text:list-item>
                  <text:list>
                    <text:list-header>
                      <text:p text:style-name="P31"/>
                    </text:list-header>
                  </text:list>
                </text:list-item>
              </text:list>
            </text:list-item>
          </text:list>
        </text:list-item>
      </text:list>
      <text:list xml:id="list749954052" text:style-name="L21">
        <text:list-item>
          <text:list>
            <text:list-item>
              <text:p text:style-name="P40">Knee pads </text:p>
              <text:list>
                <text:list-item>
                  <text:p text:style-name="P40">Adrian and Alex donate knee pads.</text:p>
                </text:list-item>
              </text:list>
            </text:list-item>
          </text:list>
        </text:list-item>
      </text:list>
      <text:list xml:id="list1752342892" text:continue-list="list1654592407" text:style-name="L11">
        <text:list-item>
          <text:list>
            <text:list-item>
              <text:list>
                <text:list-item>
                  <text:list>
                    <text:list-header>
                      <text:p text:style-name="P31"/>
                    </text:list-header>
                  </text:list>
                </text:list-item>
              </text:list>
            </text:list-item>
          </text:list>
        </text:list-item>
      </text:list>
      <text:list xml:id="list788274634" text:style-name="L22">
        <text:list-item>
          <text:list>
            <text:list-item>
              <text:p text:style-name="P41">Oversuits</text:p>
              <text:list>
                <text:list-item>
                  <text:p text:style-name="P41">Stuart: 5 are shagged. Who can do the fixing?</text:p>
                </text:list-item>
                <text:list-item>
                  <text:p text:style-name="P41">Tony: we need to give them more oversuit than holes so they're encouraged to get back.</text:p>
                </text:list-item>
                <text:list-item>
                  <text:p text:style-name="P28">Stuart to look into oversuit repair.</text:p>
                </text:list-item>
              </text:list>
            </text:list-item>
          </text:list>
        </text:list-item>
      </text:list>
      <text:list xml:id="list667193355" text:continue-list="list1752342892" text:style-name="L11">
        <text:list-item>
          <text:list>
            <text:list-item>
              <text:list>
                <text:list-item>
                  <text:list>
                    <text:list-header>
                      <text:p text:style-name="P31"/>
                    </text:list-header>
                  </text:list>
                </text:list-item>
              </text:list>
            </text:list-item>
          </text:list>
        </text:list-item>
      </text:list>
      <text:list xml:id="list898337155" text:style-name="L23">
        <text:list-item>
          <text:list>
            <text:list-item>
              <text:p text:style-name="P42">Undersuits</text:p>
              <text:list>
                <text:list-item>
                  <text:p text:style-name="P42">Wookey volunteers sowing machine</text:p>
                </text:list-item>
                <text:list-item>
                  <text:p text:style-name="P42"><text:span text:style-name="T3">Bela and Aiora to fix them before 1</text:span><text:span text:style-name="T5">st</text:span><text:span text:style-name="T3"> freshers meet</text:span></text:p>
                  <text:p text:style-name="P29"/>
                </text:list-item>
              </text:list>
            </text:list-item>
            <text:list-item>
              <text:p text:style-name="P42">Maillons need oiling.</text:p>
              <text:list>
                <text:list-item>
                  <text:p text:style-name="P29">Xian Jie to do – maillons in a white drum on surface in front of window.</text:p>
                  <text:p text:style-name="P29"/>
                </text:list-item>
              </text:list>
            </text:list-item>
            <text:list-item>
              <text:p text:style-name="P42">Shopping list – check Stuart's email.</text:p>
              <text:list>
                <text:list-item>
                  <text:p text:style-name="P42">3 helmets – ordered</text:p>
                </text:list-item>
                <text:list-item>
                  <text:p text:style-name="P42">3 harnesses – ordered</text:p>
                </text:list-item>
                <text:list-item>
                  <text:p text:style-name="P42">Whistles and blankets</text:p>
                </text:list-item>
                <text:list-item>
                  <text:p text:style-name="P42">Backups </text:p>
                </text:list-item>
              </text:list>
            </text:list-item>
          </text:list>
        </text:list-item>
      </text:list>
      <text:list xml:id="list669681897" text:continue-list="list667193355" text:style-name="L11">
        <text:list-item>
          <text:list>
            <text:list-item>
              <text:list>
                <text:list-item>
                  <text:list>
                    <text:list-header>
                      <text:p text:style-name="P31"/>
                    </text:list-header>
                  </text:list>
                </text:list-item>
              </text:list>
            </text:list-item>
          </text:list>
        </text:list-item>
        <text:list-item>
          <text:p text:style-name="P21">Journal</text:p>
        </text:list-item>
      </text:list>
      <text:list xml:id="list1288827651" text:style-name="L24">
        <text:list-item>
          <text:list>
            <text:list-item>
              <text:p text:style-name="P43">All people who paid early have received their journal.</text:p>
            </text:list-item>
            <text:list-item>
              <text:p text:style-name="P43">How many are left?</text:p>
              <text:list>
                <text:list-item>
                  <text:p text:style-name="P43">Alex has 15</text:p>
                </text:list-item>
                <text:list-item>
                  <text:p text:style-name="P43">Stuart has 10ish</text:p>
                </text:list-item>
                <text:list-item>
                  <text:p text:style-name="P43">Aiora thinks 25ish is quite accurate. Stuart laughs.</text:p>
                  <text:p text:style-name="P43"/>
                </text:list-item>
                <text:list-item>
                  <text:p text:style-name="P43"><text:span text:style-name="T3">Aiora to check list of clubs which should get them</text:span>.</text:p>
                </text:list-item>
              </text:list>
              <text:p text:style-name="P22"/>
            </text:list-item>
          </text:list>
        </text:list-item>
      </text:list>
      <text:list xml:id="list1743068002" text:continue-list="list669681897" text:style-name="L11">
        <text:list-item>
          <text:p text:style-name="P21">Annual dinner? </text:p>
        </text:list-item>
      </text:list>
      <text:list xml:id="list1159656028" text:style-name="L25">
        <text:list-item>
          <text:list>
            <text:list-item>
              <text:p text:style-name="P44">Needs sorting now!</text:p>
            </text:list-item>
          </text:list>
        </text:list-item>
      </text:list>
      <text:p text:style-name="P20"/>
      <text:list xml:id="list828330654" text:continue-list="list1743068002" text:style-name="L11">
        <text:list-item>
          <text:p text:style-name="P21">Other concerns and suggestions</text:p>
        </text:list-item>
      </text:list>
      <text:list xml:id="list569291247" text:style-name="L26">
        <text:list-item>
          <text:list>
            <text:list-item>
              <text:p text:style-name="P17">Lunches to happen in Pembroke, 12.30 Thursday</text:p>
            </text:list-item>
            <text:list-item>
              <text:p text:style-name="P17">Ask fresher to organise home-based lunches later?</text:p>
            </text:list-item>
            <text:list-item>
              <text:p text:style-name="P17">Nial and Yves to do lecture on Sicily caves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la Dimova</meta:initial-creator>
    <meta:creation-date>2012-09-25T20:12:24.10</meta:creation-date>
    <dc:date>2012-09-26T20:06:31.38</dc:date>
    <dc:creator>Bela Dimova</dc:creator>
    <meta:editing-duration>PT4H42M21S</meta:editing-duration>
    <meta:editing-cycles>19</meta:editing-cycles>
    <meta:generator>LibreOffice/3.5$Linux_X86_64 LibreOffice_project/350m1$Build-2</meta:generator>
    <meta:document-statistic meta:table-count="0" meta:image-count="0" meta:object-count="0" meta:page-count="3" meta:paragraph-count="126" meta:word-count="999" meta:character-count="4858" meta:non-whitespace-character-count="4356"/>
  </office:meta>
</office:document-meta>
</file>